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0" table:default-cell-style-name="Default"/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time_hours</text:p>
          </table:table-cell>
          <table:table-cell office:value-type="string" calcext:value-type="string">
            <text:p>ZdT_0.06</text:p>
          </table:table-cell>
          <table:table-cell office:value-type="string" calcext:value-type="string">
            <text:p>ZdT_0.65</text:p>
          </table:table-cell>
          <table:table-cell office:value-type="string" calcext:value-type="string">
            <text:p>ZdT_1.65</text:p>
          </table:table-cell>
          <table:table-cell office:value-type="string" calcext:value-type="string">
            <text:p>ZdT_3.65</text:p>
          </table:table-cell>
          <table:table-cell office:value-type="string" calcext:value-type="string">
            <text:p>ZdT_5.65</text:p>
          </table:table-cell>
          <table:table-cell office:value-type="string" calcext:value-type="string">
            <text:p>ZdT_7.65</text:p>
          </table:table-cell>
          <table:table-cell office:value-type="string" calcext:value-type="string">
            <text:p>ZdT_9.65</text:p>
          </table:table-cell>
          <table:table-cell office:value-type="string" calcext:value-type="string">
            <text:p>ZdT_11.65</text:p>
          </table:table-cell>
          <table:table-cell office:value-type="string" calcext:value-type="string">
            <text:p>Yu_ZdT_0.06</text:p>
          </table:table-cell>
          <table:table-cell office:value-type="string" calcext:value-type="string">
            <text:p>Yu_ZdT_0.65</text:p>
          </table:table-cell>
          <table:table-cell office:value-type="string" calcext:value-type="string">
            <text:p>Yu_ZdT_1.65</text:p>
          </table:table-cell>
          <table:table-cell office:value-type="string" calcext:value-type="string">
            <text:p>Yu_ZdT_3.65</text:p>
          </table:table-cell>
          <table:table-cell office:value-type="string" calcext:value-type="string">
            <text:p>Yu_ZdT_5.65</text:p>
          </table:table-cell>
          <table:table-cell office:value-type="string" calcext:value-type="string">
            <text:p>Yu_ZdT_7.65</text:p>
          </table:table-cell>
          <table:table-cell office:value-type="string" calcext:value-type="string">
            <text:p>Yu_ZdT_9.65</text:p>
          </table:table-cell>
          <table:table-cell office:value-type="string" calcext:value-type="string">
            <text:p>Yu_ZdT_11.6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.95</text:p>
          </table:table-cell>
          <table:table-cell office:value-type="string" calcext:value-type="string">
            <text:p>0.112546100885235</text:p>
          </table:table-cell>
          <table:table-cell office:value-type="string" calcext:value-type="string">
            <text:p>0.111932500885235</text:p>
          </table:table-cell>
          <table:table-cell office:value-type="string" calcext:value-type="string">
            <text:p>0.11104583727793</text:p>
          </table:table-cell>
          <table:table-cell office:value-type="string" calcext:value-type="string">
            <text:p>0.108083359589069</text:p>
          </table:table-cell>
          <table:table-cell office:value-type="string" calcext:value-type="string">
            <text:p>0.10606103571843</text:p>
          </table:table-cell>
          <table:table-cell office:value-type="string" calcext:value-type="string">
            <text:p>0.104516025467805</text:p>
          </table:table-cell>
          <table:table-cell office:value-type="string" calcext:value-type="string">
            <text:p>0.102142037307596</text:p>
          </table:table-cell>
          <table:table-cell office:value-type="string" calcext:value-type="string">
            <text:p>0.100660291483</text:p>
          </table:table-cell>
          <table:table-cell table:number-columns-repeated="8" office:value-type="string" calcext:value-type="string">
            <text:p>0.0009181524100344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.95</text:p>
          </table:table-cell>
          <table:table-cell office:value-type="string" calcext:value-type="string">
            <text:p>0.0782550233995833</text:p>
          </table:table-cell>
          <table:table-cell office:value-type="string" calcext:value-type="string">
            <text:p>0.0776414233995833</text:p>
          </table:table-cell>
          <table:table-cell office:value-type="string" calcext:value-type="string">
            <text:p>0.0766031082054995</text:p>
          </table:table-cell>
          <table:table-cell office:value-type="string" calcext:value-type="string">
            <text:p>0.0738700246988197</text:p>
          </table:table-cell>
          <table:table-cell office:value-type="string" calcext:value-type="string">
            <text:p>0.0716776693359027</text:p>
          </table:table-cell>
          <table:table-cell office:value-type="string" calcext:value-type="string">
            <text:p>0.0698071952405972</text:p>
          </table:table-cell>
          <table:table-cell office:value-type="string" calcext:value-type="string">
            <text:p>0.0672428149450282</text:p>
          </table:table-cell>
          <table:table-cell office:value-type="string" calcext:value-type="string">
            <text:p>0.0650094105104307</text:p>
          </table:table-cell>
          <table:table-cell table:number-columns-repeated="8" office:value-type="string" calcext:value-type="string">
            <text:p>0.0005532480641130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.95</text:p>
          </table:table-cell>
          <table:table-cell office:value-type="string" calcext:value-type="string">
            <text:p>0.0572458507621955</text:p>
          </table:table-cell>
          <table:table-cell office:value-type="string" calcext:value-type="string">
            <text:p>0.0566322507621955</text:p>
          </table:table-cell>
          <table:table-cell office:value-type="string" calcext:value-type="string">
            <text:p>0.0560821740025561</text:p>
          </table:table-cell>
          <table:table-cell office:value-type="string" calcext:value-type="string">
            <text:p>0.0539268526715562</text:p>
          </table:table-cell>
          <table:table-cell office:value-type="string" calcext:value-type="string">
            <text:p>0.051590227047208</text:p>
          </table:table-cell>
          <table:table-cell office:value-type="string" calcext:value-type="string">
            <text:p>0.0499853766811536</text:p>
          </table:table-cell>
          <table:table-cell office:value-type="string" calcext:value-type="string">
            <text:p>0.0476208762398479</text:p>
          </table:table-cell>
          <table:table-cell office:value-type="string" calcext:value-type="string">
            <text:p>0.0456140871017645</text:p>
          </table:table-cell>
          <table:table-cell table:number-columns-repeated="8" office:value-type="string" calcext:value-type="string">
            <text:p>0.00045874198870307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.95</text:p>
          </table:table-cell>
          <table:table-cell office:value-type="string" calcext:value-type="string">
            <text:p>0.0435691673674863</text:p>
          </table:table-cell>
          <table:table-cell office:value-type="string" calcext:value-type="string">
            <text:p>0.0429555673674863</text:p>
          </table:table-cell>
          <table:table-cell office:value-type="string" calcext:value-type="string">
            <text:p>0.0422573731960006</text:p>
          </table:table-cell>
          <table:table-cell office:value-type="string" calcext:value-type="string">
            <text:p>0.0402545442625832</text:p>
          </table:table-cell>
          <table:table-cell office:value-type="string" calcext:value-type="string">
            <text:p>0.0379332925006376</text:p>
          </table:table-cell>
          <table:table-cell office:value-type="string" calcext:value-type="string">
            <text:p>0.0363894631862227</text:p>
          </table:table-cell>
          <table:table-cell office:value-type="string" calcext:value-type="string">
            <text:p>0.0339300786940976</text:p>
          </table:table-cell>
          <table:table-cell office:value-type="string" calcext:value-type="string">
            <text:p>0.032020538345</text:p>
          </table:table-cell>
          <table:table-cell table:number-columns-repeated="8" office:value-type="string" calcext:value-type="string">
            <text:p>0.000438065899283914</text:p>
          </table:table-cell>
          <table:table-cell/>
        </table:table-row>
        <table:table-row table:style-name="ro1" table:number-rows-repeated="6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Event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_Z</text:p>
          </table:table-cell>
          <table:table-cell office:value-type="string" calcext:value-type="string">
            <text:p>Y_Q</text:p>
          </table:table-cell>
          <table:table-cell office:value-type="string" calcext:value-type="string">
            <text:p>Y_V</text:p>
          </table:table-cell>
          <table:table-cell office:value-type="string" calcext:value-type="string">
            <text:p>Yu_Z</text:p>
          </table:table-cell>
          <table:table-cell office:value-type="string" calcext:value-type="string">
            <text:p>Yu_Q</text:p>
          </table:table-cell>
          <table:table-cell office:value-type="string" calcext:value-type="string">
            <text:p>Yu_V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112546100885235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string" calcext:value-type="string">
            <text:p>0.000918152410034431</text:p>
          </table:table-cell>
          <table:table-cell table:number-columns-repeated="2" office:value-type="float" office:value="-9999" calcext:value-type="float">
            <text:p>-9999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111932500885235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string" calcext:value-type="string">
            <text:p>0.000918152410034431</text:p>
          </table:table-cell>
          <table:table-cell table:number-columns-repeated="2" office:value-type="float" office:value="-9999" calcext:value-type="float">
            <text:p>-9999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11104583727793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string" calcext:value-type="string">
            <text:p>0.000918152410034431</text:p>
          </table:table-cell>
          <table:table-cell table:number-columns-repeated="2" office:value-type="float" office:value="-9999" calcext:value-type="float">
            <text:p>-9999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108083359589069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string" calcext:value-type="string">
            <text:p>0.000918152410034431</text:p>
          </table:table-cell>
          <table:table-cell table:number-columns-repeated="2" office:value-type="float" office:value="-9999" calcext:value-type="float">
            <text:p>-9999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10606103571843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string" calcext:value-type="string">
            <text:p>0.000918152410034431</text:p>
          </table:table-cell>
          <table:table-cell table:number-columns-repeated="2" office:value-type="float" office:value="-9999" calcext:value-type="float">
            <text:p>-9999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104516025467805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string" calcext:value-type="string">
            <text:p>0.000918152410034431</text:p>
          </table:table-cell>
          <table:table-cell table:number-columns-repeated="2" office:value-type="float" office:value="-9999" calcext:value-type="float">
            <text:p>-9999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102142037307596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string" calcext:value-type="string">
            <text:p>0.000918152410034431</text:p>
          </table:table-cell>
          <table:table-cell table:number-columns-repeated="2" office:value-type="float" office:value="-9999" calcext:value-type="float">
            <text:p>-9999</text:p>
          </table:table-cell>
          <table:table-cell/>
          <table:table-cell office:value-type="string" calcext:value-type="string">
            <text:p>even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charge</text:p>
          </table:table-cell>
          <table:table-cell/>
          <table:table-cell office:value-type="string" calcext:value-type="string">
            <text:p>even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.6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100660291483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string" calcext:value-type="string">
            <text:p>0.000918152410034431</text:p>
          </table:table-cell>
          <table:table-cell table:number-columns-repeated="2" office:value-type="float" office:value="-9999" calcext:value-type="float">
            <text:p>-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961649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782550233995833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string" calcext:value-type="string">
            <text:p>0.00055324806411305</text:p>
          </table:table-cell>
          <table:table-cell table:number-columns-repeated="2" office:value-type="float" office:value="-9999" calcext:value-type="float">
            <text:p>-9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0.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0.0961649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776414233995833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string" calcext:value-type="string">
            <text:p>0.00055324806411305</text:p>
          </table:table-cell>
          <table:table-cell table:number-columns-repeated="2" office:value-type="float" office:value="-9999" calcext:value-type="float">
            <text:p>-999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597728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766031082054995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string" calcext:value-type="string">
            <text:p>0.00055324806411305</text:p>
          </table:table-cell>
          <table:table-cell table:number-columns-repeated="2" office:value-type="float" office:value="-9999" calcext:value-type="float">
            <text:p>-999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0.0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0.0597728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738700246988197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string" calcext:value-type="string">
            <text:p>0.00055324806411305</text:p>
          </table:table-cell>
          <table:table-cell table:number-columns-repeated="2" office:value-type="float" office:value="-9999" calcext:value-type="float">
            <text:p>-999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4042959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716776693359027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string" calcext:value-type="string">
            <text:p>0.00055324806411305</text:p>
          </table:table-cell>
          <table:table-cell table:number-columns-repeated="2" office:value-type="float" office:value="-9999" calcext:value-type="float">
            <text:p>-999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0.0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0.04042959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698071952405972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string" calcext:value-type="string">
            <text:p>0.00055324806411305</text:p>
          </table:table-cell>
          <table:table-cell table:number-columns-repeated="2" office:value-type="float" office:value="-9999" calcext:value-type="float">
            <text:p>-999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733079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672428149450282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string" calcext:value-type="string">
            <text:p>0.00055324806411305</text:p>
          </table:table-cell>
          <table:table-cell table:number-columns-repeated="2" office:value-type="float" office:value="-9999" calcext:value-type="float">
            <text:p>-999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0.01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0.02733079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.6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650094105104307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string" calcext:value-type="string">
            <text:p>0.00055324806411305</text:p>
          </table:table-cell>
          <table:table-cell table:number-columns-repeated="2" office:value-type="float" office:value="-9999" calcext:value-type="float">
            <text:p>-99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572458507621955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string" calcext:value-type="string">
            <text:p>0.000458741988703076</text:p>
          </table:table-cell>
          <table:table-cell table:number-columns-repeated="2" office:value-type="float" office:value="-9999" calcext:value-type="float">
            <text:p>-99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566322507621955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string" calcext:value-type="string">
            <text:p>0.000458741988703076</text:p>
          </table:table-cell>
          <table:table-cell table:number-columns-repeated="2" office:value-type="float" office:value="-9999" calcext:value-type="float">
            <text:p>-99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560821740025561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string" calcext:value-type="string">
            <text:p>0.000458741988703076</text:p>
          </table:table-cell>
          <table:table-cell table:number-columns-repeated="2" office:value-type="float" office:value="-9999" calcext:value-type="float">
            <text:p>-99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539268526715562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string" calcext:value-type="string">
            <text:p>0.000458741988703076</text:p>
          </table:table-cell>
          <table:table-cell table:number-columns-repeated="2" office:value-type="float" office:value="-9999" calcext:value-type="float">
            <text:p>-99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51590227047208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string" calcext:value-type="string">
            <text:p>0.000458741988703076</text:p>
          </table:table-cell>
          <table:table-cell table:number-columns-repeated="2" office:value-type="float" office:value="-9999" calcext:value-type="float">
            <text:p>-99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499853766811536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string" calcext:value-type="string">
            <text:p>0.000458741988703076</text:p>
          </table:table-cell>
          <table:table-cell table:number-columns-repeated="2" office:value-type="float" office:value="-9999" calcext:value-type="float">
            <text:p>-99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476208762398479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string" calcext:value-type="string">
            <text:p>0.000458741988703076</text:p>
          </table:table-cell>
          <table:table-cell table:number-columns-repeated="2" office:value-type="float" office:value="-9999" calcext:value-type="float">
            <text:p>-99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.6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456140871017645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string" calcext:value-type="string">
            <text:p>0.000458741988703076</text:p>
          </table:table-cell>
          <table:table-cell table:number-columns-repeated="2" office:value-type="float" office:value="-9999" calcext:value-type="float">
            <text:p>-99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435691673674863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string" calcext:value-type="string">
            <text:p>0.000438065899283914</text:p>
          </table:table-cell>
          <table:table-cell table:number-columns-repeated="2" office:value-type="float" office:value="-9999" calcext:value-type="float">
            <text:p>-99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429555673674863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string" calcext:value-type="string">
            <text:p>0.000438065899283914</text:p>
          </table:table-cell>
          <table:table-cell table:number-columns-repeated="2" office:value-type="float" office:value="-9999" calcext:value-type="float">
            <text:p>-99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422573731960006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string" calcext:value-type="string">
            <text:p>0.000438065899283914</text:p>
          </table:table-cell>
          <table:table-cell table:number-columns-repeated="2" office:value-type="float" office:value="-9999" calcext:value-type="float">
            <text:p>-99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402545442625832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string" calcext:value-type="string">
            <text:p>0.000438065899283914</text:p>
          </table:table-cell>
          <table:table-cell table:number-columns-repeated="2" office:value-type="float" office:value="-9999" calcext:value-type="float">
            <text:p>-99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379332925006376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string" calcext:value-type="string">
            <text:p>0.000438065899283914</text:p>
          </table:table-cell>
          <table:table-cell table:number-columns-repeated="2" office:value-type="float" office:value="-9999" calcext:value-type="float">
            <text:p>-99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363894631862227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string" calcext:value-type="string">
            <text:p>0.000438065899283914</text:p>
          </table:table-cell>
          <table:table-cell table:number-columns-repeated="2" office:value-type="float" office:value="-9999" calcext:value-type="float">
            <text:p>-99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339300786940976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string" calcext:value-type="string">
            <text:p>0.000438065899283914</text:p>
          </table:table-cell>
          <table:table-cell table:number-columns-repeated="2" office:value-type="float" office:value="-9999" calcext:value-type="float">
            <text:p>-99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.6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032020538345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string" calcext:value-type="string">
            <text:p>0.000438065899283914</text:p>
          </table:table-cell>
          <table:table-cell table:number-columns-repeated="2" office:value-type="float" office:value="-9999" calcext:value-type="float">
            <text:p>-999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9T15:39:56.905601302</meta:creation-date>
    <dc:date>2025-07-30T10:38:37.660430994</dc:date>
    <meta:editing-duration>PT18H58M36S</meta:editing-duration>
    <meta:editing-cycles>7</meta:editing-cycles>
    <meta:generator>LibreOffice/24.2.7.2$Linux_X86_64 LibreOffice_project/420$Build-2</meta:generator>
    <meta:document-statistic meta:table-count="1" meta:cell-count="469" meta:object-count="0"/>
  </office:meta>
</office:document-meta>
</file>